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5625in" style:use-optimal-column-width="false"/>
    </style:style>
    <style:style style:name="TableColumn3" style:family="table-column">
      <style:table-column-properties style:column-width="2.3736in" style:use-optimal-column-width="false"/>
    </style:style>
    <style:style style:name="TableColumn4" style:family="table-column">
      <style:table-column-properties style:column-width="1.1888in" style:use-optimal-column-width="false"/>
    </style:style>
    <style:style style:name="Table1" style:family="table" style:master-page-name="MP0">
      <style:table-properties style:width="7.125in" fo:margin-left="0in" table:align="left"/>
    </style:style>
    <style:style style:name="TableRow5" style:family="table-row">
      <style:table-row-properties style:row-height="0.3937in" style:use-optimal-row-height="false"/>
    </style:style>
    <style:style style:name="TableCell6" style:family="table-cell">
      <style:table-cell-properties fo:border-top="none" fo:border-left="none" fo:border-bottom="0.0069in solid #000000" fo:border-right="none" fo:padding-top="0in" fo:padding-left="0.0194in" fo:padding-bottom="0in" fo:padding-right="0.0194in"/>
    </style:style>
    <style:style style:name="P7" style:parent-style-name="內文0" style:family="paragraph">
      <style:paragraph-properties fo:break-before="page"/>
    </style:style>
    <style:style style:name="TableCell10" style:family="table-cell">
      <style:table-cell-properties fo:border-top="none" fo:border-left="none" fo:border-bottom="0.0069in solid #000000" fo:border-right="none" fo:padding-top="0in" fo:padding-left="0.0194in" fo:padding-bottom="0in" fo:padding-right="0.0194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" style:parent-style-name="內文" style:family="paragraph">
      <style:paragraph-properties fo:margin-top="0.0833in" fo:margin-bottom="0.0833in" fo:line-height="0.3055in"/>
      <style:text-properties style:font-name-asian="標楷體" fo:font-size="11pt" style:font-size-asian="11pt"/>
    </style:style>
    <style:style style:name="TableRow14" style:family="table-row">
      <style:table-row-properties style:min-row-height="0.3937in" style:use-optimal-row-height="false"/>
    </style:style>
    <style:style style:name="TableCell15" style:family="table-cell">
      <style:table-cell-properties fo:border="0.0104in solid #000000" fo:padding-top="0in" fo:padding-left="0.0194in" fo:padding-bottom="0in" fo:padding-right="0.0194in"/>
    </style:style>
    <style:style style:name="P16" style:parent-style-name="內文" style:family="paragraph">
      <style:paragraph-properties fo:text-align="start" fo:line-height="0.3055in"/>
      <style:text-properties style:font-name-asian="標楷體" fo:font-size="11pt" style:font-size-asian="11pt"/>
    </style:style>
    <style:style style:name="TableCell17" style:family="table-cell">
      <style:table-cell-properties fo:border="0.0104in solid #000000" fo:padding-top="0in" fo:padding-left="0.0194in" fo:padding-bottom="0in" fo:padding-right="0.0194in"/>
    </style:style>
    <style:style style:name="P18" style:parent-style-name="內文" style:family="paragraph">
      <style:paragraph-properties fo:text-align="start" fo:line-height="0.3055in"/>
      <style:text-properties style:font-name-asian="標楷體" fo:font-size="11pt" style:font-size-asian="11pt"/>
    </style:style>
    <style:style style:name="TableRow19" style:family="table-row">
      <style:table-row-properties style:row-height="0.3347in" style:use-optimal-row-height="false"/>
    </style:style>
    <style:style style:name="TableCell20" style:family="table-cell">
      <style:table-cell-properties fo:border="0.0104in solid #000000" fo:padding-top="0in" fo:padding-left="0.0194in" fo:padding-bottom="0in" fo:padding-right="0.0194in"/>
    </style:style>
    <style:style style:name="P2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22" style:family="table-cell">
      <style:table-cell-properties fo:border="0.0104in solid #000000" fo:padding-top="0in" fo:padding-left="0.0194in" fo:padding-bottom="0in" fo:padding-right="0.0194in"/>
    </style:style>
    <style:style style:name="P2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24" style:family="table-row">
      <style:table-row-properties style:row-height="0.3347in" style:use-optimal-row-height="false"/>
    </style:style>
    <style:style style:name="TableCell25" style:family="table-cell">
      <style:table-cell-properties fo:border="0.0104in solid #000000" fo:padding-top="0in" fo:padding-left="0.0194in" fo:padding-bottom="0in" fo:padding-right="0.0194in"/>
    </style:style>
    <style:style style:name="P2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27" style:family="table-cell">
      <style:table-cell-properties fo:border="0.0104in solid #000000" fo:padding-top="0in" fo:padding-left="0.0194in" fo:padding-bottom="0in" fo:padding-right="0.0194in"/>
    </style:style>
    <style:style style:name="P2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29" style:family="table-row">
      <style:table-row-properties style:row-height="0.3347in" style:use-optimal-row-height="false"/>
    </style:style>
    <style:style style:name="TableCell30" style:family="table-cell">
      <style:table-cell-properties fo:border="0.0104in solid #000000" fo:padding-top="0in" fo:padding-left="0.0194in" fo:padding-bottom="0in" fo:padding-right="0.0194in"/>
    </style:style>
    <style:style style:name="P3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32" style:family="table-cell">
      <style:table-cell-properties fo:border="0.0104in solid #000000" fo:padding-top="0in" fo:padding-left="0.0194in" fo:padding-bottom="0in" fo:padding-right="0.0194in"/>
    </style:style>
    <style:style style:name="P3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34" style:family="table-row">
      <style:table-row-properties style:row-height="0.3347in" style:use-optimal-row-height="false"/>
    </style:style>
    <style:style style:name="TableCell35" style:family="table-cell">
      <style:table-cell-properties fo:border="0.0104in solid #000000" fo:padding-top="0in" fo:padding-left="0.0194in" fo:padding-bottom="0in" fo:padding-right="0.0194in"/>
    </style:style>
    <style:style style:name="P3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37" style:family="table-cell">
      <style:table-cell-properties fo:border="0.0104in solid #000000" fo:padding-top="0in" fo:padding-left="0.0194in" fo:padding-bottom="0in" fo:padding-right="0.0194in"/>
    </style:style>
    <style:style style:name="P3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39" style:family="table-row">
      <style:table-row-properties style:row-height="0.3347in" style:use-optimal-row-height="false"/>
    </style:style>
    <style:style style:name="TableCell40" style:family="table-cell">
      <style:table-cell-properties fo:border="0.0104in solid #000000" fo:padding-top="0in" fo:padding-left="0.0194in" fo:padding-bottom="0in" fo:padding-right="0.0194in"/>
    </style:style>
    <style:style style:name="P4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42" style:family="table-cell">
      <style:table-cell-properties fo:border="0.0104in solid #000000" fo:padding-top="0in" fo:padding-left="0.0194in" fo:padding-bottom="0in" fo:padding-right="0.0194in"/>
    </style:style>
    <style:style style:name="P4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44" style:family="table-row">
      <style:table-row-properties style:row-height="0.3347in" style:use-optimal-row-height="false"/>
    </style:style>
    <style:style style:name="TableCell45" style:family="table-cell">
      <style:table-cell-properties fo:border="0.0104in solid #000000" fo:padding-top="0in" fo:padding-left="0.0194in" fo:padding-bottom="0in" fo:padding-right="0.0194in"/>
    </style:style>
    <style:style style:name="P4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47" style:family="table-cell">
      <style:table-cell-properties fo:border="0.0104in solid #000000" fo:padding-top="0in" fo:padding-left="0.0194in" fo:padding-bottom="0in" fo:padding-right="0.0194in"/>
    </style:style>
    <style:style style:name="P4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49" style:family="table-row">
      <style:table-row-properties style:row-height="0.3347in" style:use-optimal-row-height="false"/>
    </style:style>
    <style:style style:name="TableCell50" style:family="table-cell">
      <style:table-cell-properties fo:border="0.0104in solid #000000" fo:padding-top="0in" fo:padding-left="0.0194in" fo:padding-bottom="0in" fo:padding-right="0.0194in"/>
    </style:style>
    <style:style style:name="P5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52" style:family="table-cell">
      <style:table-cell-properties fo:border="0.0104in solid #000000" fo:padding-top="0in" fo:padding-left="0.0194in" fo:padding-bottom="0in" fo:padding-right="0.0194in"/>
    </style:style>
    <style:style style:name="P5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54" style:family="table-row">
      <style:table-row-properties style:row-height="0.3347in" style:use-optimal-row-height="false"/>
    </style:style>
    <style:style style:name="TableCell55" style:family="table-cell">
      <style:table-cell-properties fo:border="0.0104in solid #000000" fo:padding-top="0in" fo:padding-left="0.0194in" fo:padding-bottom="0in" fo:padding-right="0.0194in"/>
    </style:style>
    <style:style style:name="P5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57" style:family="table-cell">
      <style:table-cell-properties fo:border="0.0104in solid #000000" fo:padding-top="0in" fo:padding-left="0.0194in" fo:padding-bottom="0in" fo:padding-right="0.0194in"/>
    </style:style>
    <style:style style:name="P5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59" style:family="table-row">
      <style:table-row-properties style:row-height="0.3347in" style:use-optimal-row-height="false"/>
    </style:style>
    <style:style style:name="TableCell60" style:family="table-cell">
      <style:table-cell-properties fo:border="0.0104in solid #000000" fo:padding-top="0in" fo:padding-left="0.0194in" fo:padding-bottom="0in" fo:padding-right="0.0194in"/>
    </style:style>
    <style:style style:name="P6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62" style:family="table-cell">
      <style:table-cell-properties fo:border="0.0104in solid #000000" fo:padding-top="0in" fo:padding-left="0.0194in" fo:padding-bottom="0in" fo:padding-right="0.0194in"/>
    </style:style>
    <style:style style:name="P6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64" style:family="table-row">
      <style:table-row-properties style:row-height="0.3347in" style:use-optimal-row-height="false"/>
    </style:style>
    <style:style style:name="TableCell65" style:family="table-cell">
      <style:table-cell-properties fo:border="0.0104in solid #000000" fo:padding-top="0in" fo:padding-left="0.0194in" fo:padding-bottom="0in" fo:padding-right="0.0194in"/>
    </style:style>
    <style:style style:name="P6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67" style:family="table-cell">
      <style:table-cell-properties fo:border="0.0104in solid #000000" fo:padding-top="0in" fo:padding-left="0.0194in" fo:padding-bottom="0in" fo:padding-right="0.0194in"/>
    </style:style>
    <style:style style:name="P6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69" style:family="table-row">
      <style:table-row-properties style:row-height="0.3347in" style:use-optimal-row-height="false"/>
    </style:style>
    <style:style style:name="TableCell70" style:family="table-cell">
      <style:table-cell-properties fo:border="0.0104in solid #000000" fo:padding-top="0in" fo:padding-left="0.0194in" fo:padding-bottom="0in" fo:padding-right="0.0194in"/>
    </style:style>
    <style:style style:name="P7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72" style:family="table-cell">
      <style:table-cell-properties fo:border="0.0104in solid #000000" fo:padding-top="0in" fo:padding-left="0.0194in" fo:padding-bottom="0in" fo:padding-right="0.0194in"/>
    </style:style>
    <style:style style:name="P7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74" style:family="table-row">
      <style:table-row-properties style:row-height="0.3347in" style:use-optimal-row-height="false"/>
    </style:style>
    <style:style style:name="TableCell75" style:family="table-cell">
      <style:table-cell-properties fo:border="0.0104in solid #000000" fo:padding-top="0in" fo:padding-left="0.0194in" fo:padding-bottom="0in" fo:padding-right="0.0194in"/>
    </style:style>
    <style:style style:name="P7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77" style:family="table-cell">
      <style:table-cell-properties fo:border="0.0104in solid #000000" fo:padding-top="0in" fo:padding-left="0.0194in" fo:padding-bottom="0in" fo:padding-right="0.0194in"/>
    </style:style>
    <style:style style:name="P7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79" style:family="table-row">
      <style:table-row-properties style:row-height="0.3347in" style:use-optimal-row-height="false"/>
    </style:style>
    <style:style style:name="TableCell80" style:family="table-cell">
      <style:table-cell-properties fo:border="0.0104in solid #000000" fo:padding-top="0in" fo:padding-left="0.0194in" fo:padding-bottom="0in" fo:padding-right="0.0194in"/>
    </style:style>
    <style:style style:name="P8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82" style:family="table-cell">
      <style:table-cell-properties fo:border="0.0104in solid #000000" fo:padding-top="0in" fo:padding-left="0.0194in" fo:padding-bottom="0in" fo:padding-right="0.0194in"/>
    </style:style>
    <style:style style:name="P8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84" style:family="table-row">
      <style:table-row-properties style:row-height="0.3347in" style:use-optimal-row-height="false"/>
    </style:style>
    <style:style style:name="TableCell85" style:family="table-cell">
      <style:table-cell-properties fo:border="0.0104in solid #000000" fo:padding-top="0in" fo:padding-left="0.0194in" fo:padding-bottom="0in" fo:padding-right="0.0194in"/>
    </style:style>
    <style:style style:name="P8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87" style:family="table-cell">
      <style:table-cell-properties fo:border="0.0104in solid #000000" fo:padding-top="0in" fo:padding-left="0.0194in" fo:padding-bottom="0in" fo:padding-right="0.0194in"/>
    </style:style>
    <style:style style:name="P8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89" style:family="table-row">
      <style:table-row-properties style:row-height="0.3347in" style:use-optimal-row-height="false"/>
    </style:style>
    <style:style style:name="TableCell90" style:family="table-cell">
      <style:table-cell-properties fo:border="0.0104in solid #000000" fo:padding-top="0in" fo:padding-left="0.0194in" fo:padding-bottom="0in" fo:padding-right="0.0194in"/>
    </style:style>
    <style:style style:name="P9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92" style:family="table-cell">
      <style:table-cell-properties fo:border="0.0104in solid #000000" fo:padding-top="0in" fo:padding-left="0.0194in" fo:padding-bottom="0in" fo:padding-right="0.0194in"/>
    </style:style>
    <style:style style:name="P9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94" style:family="table-row">
      <style:table-row-properties style:row-height="0.3347in" style:use-optimal-row-height="false"/>
    </style:style>
    <style:style style:name="TableCell95" style:family="table-cell">
      <style:table-cell-properties fo:border="0.0104in solid #000000" fo:padding-top="0in" fo:padding-left="0.0194in" fo:padding-bottom="0in" fo:padding-right="0.0194in"/>
    </style:style>
    <style:style style:name="P9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97" style:family="table-cell">
      <style:table-cell-properties fo:border="0.0104in solid #000000" fo:padding-top="0in" fo:padding-left="0.0194in" fo:padding-bottom="0in" fo:padding-right="0.0194in"/>
    </style:style>
    <style:style style:name="P9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99" style:family="table-row">
      <style:table-row-properties style:row-height="0.3347in" style:use-optimal-row-height="false"/>
    </style:style>
    <style:style style:name="TableCell100" style:family="table-cell">
      <style:table-cell-properties fo:border="0.0104in solid #000000" fo:padding-top="0in" fo:padding-left="0.0194in" fo:padding-bottom="0in" fo:padding-right="0.0194in"/>
    </style:style>
    <style:style style:name="P10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102" style:family="table-cell">
      <style:table-cell-properties fo:border="0.0104in solid #000000" fo:padding-top="0in" fo:padding-left="0.0194in" fo:padding-bottom="0in" fo:padding-right="0.0194in"/>
    </style:style>
    <style:style style:name="P10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104" style:family="table-row">
      <style:table-row-properties style:row-height="0.3347in" style:use-optimal-row-height="false"/>
    </style:style>
    <style:style style:name="TableCell105" style:family="table-cell">
      <style:table-cell-properties fo:border="0.0104in solid #000000" fo:padding-top="0in" fo:padding-left="0.0194in" fo:padding-bottom="0in" fo:padding-right="0.0194in"/>
    </style:style>
    <style:style style:name="P10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107" style:family="table-cell">
      <style:table-cell-properties fo:border="0.0104in solid #000000" fo:padding-top="0in" fo:padding-left="0.0194in" fo:padding-bottom="0in" fo:padding-right="0.0194in"/>
    </style:style>
    <style:style style:name="P10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109" style:family="table-row">
      <style:table-row-properties style:row-height="0.3347in" style:use-optimal-row-height="false"/>
    </style:style>
    <style:style style:name="TableCell110" style:family="table-cell">
      <style:table-cell-properties fo:border="0.0104in solid #000000" fo:padding-top="0in" fo:padding-left="0.0194in" fo:padding-bottom="0in" fo:padding-right="0.0194in"/>
    </style:style>
    <style:style style:name="P111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112" style:family="table-cell">
      <style:table-cell-properties fo:border="0.0104in solid #000000" fo:padding-top="0in" fo:padding-left="0.0194in" fo:padding-bottom="0in" fo:padding-right="0.0194in"/>
    </style:style>
    <style:style style:name="P11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114" style:family="table-row">
      <style:table-row-properties style:row-height="0.3347in" style:use-optimal-row-height="false"/>
    </style:style>
    <style:style style:name="TableCell115" style:family="table-cell">
      <style:table-cell-properties fo:border="0.0104in solid #000000" fo:padding-top="0in" fo:padding-left="0.0194in" fo:padding-bottom="0in" fo:padding-right="0.0194in"/>
    </style:style>
    <style:style style:name="P11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117" style:family="table-cell">
      <style:table-cell-properties fo:border="0.0104in solid #000000" fo:padding-top="0in" fo:padding-left="0.0194in" fo:padding-bottom="0in" fo:padding-right="0.0194in"/>
    </style:style>
    <style:style style:name="P118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119" style:family="table-row">
      <style:table-row-properties style:min-row-height="0.35in" style:use-optimal-row-height="false"/>
    </style:style>
    <style:style style:name="TableCell120" style:family="table-cell">
      <style:table-cell-properties fo:border="0.0104in solid #000000" fo:padding-top="0in" fo:padding-left="0.0194in" fo:padding-bottom="0in" fo:padding-right="0.0194in"/>
    </style:style>
    <style:style style:name="P121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TableCell122" style:family="table-cell">
      <style:table-cell-properties fo:border="0.0104in solid #000000" fo:padding-top="0in" fo:padding-left="0.0194in" fo:padding-bottom="0in" fo:padding-right="0.0194in"/>
    </style:style>
    <style:style style:name="P123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04in solid #000000" fo:padding-top="0in" fo:padding-left="0.0194in" fo:padding-bottom="0in" fo:padding-right="0.0194in"/>
    </style:style>
    <style:style style:name="P126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P127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TableCell128" style:family="table-cell">
      <style:table-cell-properties fo:border="0.0104in solid #000000" fo:padding-top="0in" fo:padding-left="0.0194in" fo:padding-bottom="0in" fo:padding-right="0.0194in"/>
    </style:style>
    <style:style style:name="P129" style:parent-style-name="內文" style:family="paragraph">
      <style:paragraph-properties fo:line-height="0.3055in"/>
      <style:text-properties style:font-name-asian="標楷體" fo:font-size="11pt" style:font-size-asian="11pt"/>
    </style:style>
    <style:style style:name="P13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131" style:parent-style-name="內文" style:family="paragraph">
      <style:paragraph-properties fo:line-height="0.1944in" fo:margin-left="0.4166in" fo:text-indent="-0.0833in">
        <style:tab-stops/>
      </style:paragraph-properties>
      <style:text-properties style:font-name-asian="標楷體" fo:font-size="11pt" style:font-size-asian="11pt"/>
    </style:style>
    <style:style style:name="P132" style:parent-style-name="內文" style:family="paragraph">
      <style:paragraph-properties fo:line-height="0.1944in" fo:margin-left="0.4166in" fo:text-indent="-0.0833in">
        <style:tab-stops/>
      </style:paragraph-properties>
    </style:style>
    <style:style style:name="T133" style:parent-style-name="預設段落字型" style:family="text">
      <style:text-properties style:font-name-asian="標楷體" fo:font-size="11pt" style:font-size-asian="11pt"/>
    </style:style>
    <style:style style:name="T134" style:parent-style-name="預設段落字型" style:family="text">
      <style:text-properties style:font-name-asian="標楷體" fo:font-size="11pt" style:font-size-asian="11pt"/>
    </style:style>
    <style:style style:name="T135" style:parent-style-name="預設段落字型" style:family="text">
      <style:text-properties style:font-name-asian="標楷體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變更使用執照檢討項目簽證表</text:p>
          </table:table-cell>
          <table:covered-table-cell/>
          <table:table-cell table:style-name="TableCell10">
            <text:p text:style-name="內文0">Ｃ２１－３</text:p>
          </table:table-cell>
        </table:table-row>
        <table:table-row table:style-name="TableRow11">
          <table:table-cell table:style-name="TableCell12" table:number-columns-spanned="3">
            <text:p text:style-name="P13">本工程下列項目確無違反法令規定之虞,特此簽證,依法負其責任。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【規定項目】</text:p>
          </table:table-cell>
          <table:table-cell table:style-name="TableCell17" table:number-columns-spanned="2">
            <text:p text:style-name="P18">【檢討標準】</text:p>
          </table:table-cell>
          <table:covered-table-cell/>
        </table:table-row>
        <table:table-row table:style-name="TableRow19">
          <table:table-cell table:style-name="TableCell20">
            <text:p text:style-name="P21">【1.防火區劃】</text:p>
          </table:table-cell>
          <table:table-cell table:style-name="TableCell22" table:number-columns-spanned="2">
            <text:p text:style-name="P23"/>
          </table:table-cell>
          <table:covered-table-cell/>
        </table:table-row>
        <table:table-row table:style-name="TableRow24">
          <table:table-cell table:style-name="TableCell25">
            <text:p text:style-name="P26">【2.分間牆】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【3.內部裝修材料】</text:p>
          </table:table-cell>
          <table:table-cell table:style-name="TableCell32" table:number-columns-spanned="2">
            <text:p text:style-name="P33"/>
          </table:table-cell>
          <table:covered-table-cell/>
        </table:table-row>
        <table:table-row table:style-name="TableRow34">
          <table:table-cell table:style-name="TableCell35">
            <text:p text:style-name="P36">【4.直通樓梯步行距離】</text:p>
          </table:table-cell>
          <table:table-cell table:style-name="TableCell37" table:number-columns-spanned="2">
            <text:p text:style-name="P38"/>
          </table:table-cell>
          <table:covered-table-cell/>
        </table:table-row>
        <table:table-row table:style-name="TableRow39">
          <table:table-cell table:style-name="TableCell40">
            <text:p text:style-name="P41">【5.緊急進口設置】</text:p>
          </table:table-cell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【6.樓梯及平臺淨寬、梯級尺寸】</text:p>
          </table:table-cell>
          <table:table-cell table:style-name="TableCell47" table:number-columns-spanned="2">
            <text:p text:style-name="P48"/>
          </table:table-cell>
          <table:covered-table-cell/>
        </table:table-row>
        <table:table-row table:style-name="TableRow49">
          <table:table-cell table:style-name="TableCell50">
            <text:p text:style-name="P51">【7.防火建築物及防火構造限制】</text:p>
          </table:table-cell>
          <table:table-cell table:style-name="TableCell52" table:number-columns-spanned="2">
            <text:p text:style-name="P53"/>
          </table:table-cell>
          <table:covered-table-cell/>
        </table:table-row>
        <table:table-row table:style-name="TableRow54">
          <table:table-cell table:style-name="TableCell55">
            <text:p text:style-name="P56">【8.避難層出入口數量及寬度】</text:p>
          </table:table-cell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table-cell table:style-name="TableCell60">
            <text:p text:style-name="P61">【9.避難層以外樓層出入口寬度】</text:p>
          </table:table-cell>
          <table:table-cell table:style-name="TableCell62" table:number-columns-spanned="2">
            <text:p text:style-name="P63"/>
          </table:table-cell>
          <table:covered-table-cell/>
        </table:table-row>
        <table:table-row table:style-name="TableRow64">
          <table:table-cell table:style-name="TableCell65">
            <text:p text:style-name="P66">【10.設置兩座直通樓梯之限制】</text:p>
          </table:table-cell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table-cell table:style-name="TableCell70">
            <text:p text:style-name="P71">【11.直通樓梯之總寬度】</text:p>
          </table:table-cell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>
            <text:p text:style-name="P76">【12.走廊淨寬度】</text:p>
          </table:table-cell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【13.直通樓梯改為安全梯之限制】</text:p>
          </table:table-cell>
          <table:table-cell table:style-name="TableCell82" table:number-columns-spanned="2">
            <text:p text:style-name="P83"/>
          </table:table-cell>
          <table:covered-table-cell/>
        </table:table-row>
        <table:table-row table:style-name="TableRow84">
          <table:table-cell table:style-name="TableCell85">
            <text:p text:style-name="P86">【14.特定建築物之限制】</text:p>
          </table:table-cell>
          <table:table-cell table:style-name="TableCell87" table:number-columns-spanned="2">
            <text:p text:style-name="P88"/>
          </table:table-cell>
          <table:covered-table-cell/>
        </table:table-row>
        <table:table-row table:style-name="TableRow89">
          <table:table-cell table:style-name="TableCell90">
            <text:p text:style-name="P91">【15.最低活載重】</text:p>
          </table:table-cell>
          <table:table-cell table:style-name="TableCell92" table:number-columns-spanned="2">
            <text:p text:style-name="P93"/>
          </table:table-cell>
          <table:covered-table-cell/>
        </table:table-row>
        <table:table-row table:style-name="TableRow94">
          <table:table-cell table:style-name="TableCell95">
            <text:p text:style-name="P96">【16.停車空間】</text:p>
          </table:table-cell>
          <table:table-cell table:style-name="TableCell97" table:number-columns-spanned="2">
            <text:p text:style-name="P98"/>
          </table:table-cell>
          <table:covered-table-cell/>
        </table:table-row>
        <table:table-row table:style-name="TableRow99">
          <table:table-cell table:style-name="TableCell100">
            <text:p text:style-name="P101">【17.通風】</text:p>
          </table:table-cell>
          <table:table-cell table:style-name="TableCell102" table:number-columns-spanned="2">
            <text:p text:style-name="P103"/>
          </table:table-cell>
          <table:covered-table-cell/>
        </table:table-row>
        <table:table-row table:style-name="TableRow104">
          <table:table-cell table:style-name="TableCell105">
            <text:p text:style-name="P106">【18.屋頂避難平台】</text:p>
          </table:table-cell>
          <table:table-cell table:style-name="TableCell107" table:number-columns-spanned="2">
            <text:p text:style-name="P108"/>
          </table:table-cell>
          <table:covered-table-cell/>
        </table:table-row>
        <table:table-row table:style-name="TableRow109">
          <table:table-cell table:style-name="TableCell110">
            <text:p text:style-name="P111">【19.防空避難設備】</text:p>
          </table:table-cell>
          <table:table-cell table:style-name="TableCell112" table:number-columns-spanned="2">
            <text:p text:style-name="P113"/>
          </table:table-cell>
          <table:covered-table-cell/>
        </table:table-row>
        <table:table-row table:style-name="TableRow114">
          <table:table-cell table:style-name="TableCell115">
            <text:p text:style-name="P116">【20.公共建築物行動不便者使用設施】</text:p>
          </table:table-cell>
          <table:table-cell table:style-name="TableCell117" table:number-columns-spanned="2">
            <text:p text:style-name="P118"/>
          </table:table-cell>
          <table:covered-table-cell/>
        </table:table-row>
        <table:table-row table:style-name="TableRow119">
          <table:table-cell table:style-name="TableCell120">
            <text:p text:style-name="P121">本案依建築法第七十三條執行要點規定應全部檢討，除上述20項以外全部符合規定</text:p>
          </table:table-cell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>
            <text:p text:style-name="P126">【建築師簽章】</text:p>
            <text:p text:style-name="P127"/>
          </table:table-cell>
          <table:table-cell table:style-name="TableCell128" table:number-columns-spanned="2">
            <text:p text:style-name="P129"/>
          </table:table-cell>
          <table:covered-table-cell/>
        </table:table-row>
      </table:table>
      <text:p text:style-name="P130">註：1.如屬全部免檢討且無修建、改建及裝修行為者，免附本簽證表。</text:p>
      <text:p text:style-name="P131">2.以上檢討項目均符合現行規定，由建築師簽證負責。</text:p>
      <text:p text:style-name="P132"><text:span text:style-name="T133">3.</text:span><text:span text:style-name="T134">辦理變更使用執照依有關規定全部檢討時，由建築師在相關</text:span><text:span text:style-name="T135">圖說上簽證負責所有項目均符合現行規定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8" style:parent-style-name="頁首" style:family="paragraph">
      <style:paragraph-properties fo:text-align="end" fo:margin-right="0.25in"/>
    </style:style>
    <style:style style:name="F9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8"><draw:frame draw:style-name="F9" text:anchor-type="paragraph" svg:y="0.0006in" draw:z-index="0"><draw:text-box fo:min-height="0in" fo:min-width="0in"><text:p text:style-name="頁首"><text:span text:style-name="頁碼"><text:s/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3:28:00Z</meta:creation-date>
    <dc:date>2018-11-14T03:28:00Z</dc:date>
    <meta:print-date>2018-11-14T03:2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9" meta:character-count="531" meta:row-count="3" meta:non-whitespace-character-count="453"/>
  </office:meta>
</office:document-meta>
</file>